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Monaco" svg:font-family="Monac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A1" style:family="table-cell">
      <style:table-cell-properties fo:padding="0cm" fo:border="none"/>
    </style:style>
    <style:style style:name="Tableau1.B4" style:family="table-cell" style:data-style-name="N37">
      <style:table-cell-properties fo:padding="0cm" fo:border="none"/>
    </style:style>
    <style:style style:name="Tableau4" style:family="table">
      <style:table-properties style:width="12.233cm" table:align="margins" style:writing-mode="lr-tb"/>
    </style:style>
    <style:style style:name="Tableau4.A" style:family="table-column">
      <style:table-column-properties style:column-width="5.212cm" style:rel-column-width="27928*"/>
    </style:style>
    <style:style style:name="Tableau4.B" style:family="table-column">
      <style:table-column-properties style:column-width="2.94cm" style:rel-column-width="15755*"/>
    </style:style>
    <style:style style:name="Tableau4.C" style:family="table-column">
      <style:table-column-properties style:column-width="4.078cm" style:rel-column-width="21852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3.36cm" style:rel-column-width="12858*"/>
    </style:style>
    <style:style style:name="Tableau5.B" style:family="table-column">
      <style:table-column-properties style:column-width="8.056cm" style:rel-column-width="30826*"/>
    </style:style>
    <style:style style:name="Tableau5.C" style:family="table-column">
      <style:table-column-properties style:column-width="5.71cm" style:rel-column-width="2185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126cm" table:align="margins" style:writing-mode="lr-tb"/>
    </style:style>
    <style:style style:name="Tableau9.A" style:family="table-column">
      <style:table-column-properties style:column-width="17.126cm" style:rel-column-width="65535*"/>
    </style:style>
    <style:style style:name="Tableau9.A1" style:family="table-cell">
      <style:table-cell-properties fo:padding="0.097cm" fo:border="0.002cm solid #000000"/>
    </style:style>
    <style:style style:name="Tableau10" style:family="table">
      <style:table-properties style:width="17.126cm" table:align="margins" style:writing-mode="lr-tb"/>
    </style:style>
    <style:style style:name="Tableau10.A" style:family="table-column">
      <style:table-column-properties style:column-width="17.126cm" style:rel-column-width="65535*"/>
    </style:style>
    <style:style style:name="Tableau10.A1" style:family="table-cell">
      <style:table-cell-properties fo:padding="0.097cm" fo:border="0.002cm solid #000000"/>
    </style:style>
    <style:style style:name="Tableau11" style:family="table">
      <style:table-properties style:width="17.126cm" table:align="margins" style:writing-mode="lr-tb"/>
    </style:style>
    <style:style style:name="Tableau11.A" style:family="table-column">
      <style:table-column-properties style:column-width="17.126cm" style:rel-column-width="65535*"/>
    </style:style>
    <style:style style:name="Tableau11.A1" style:family="table-cell">
      <style:table-cell-properties fo:padding="0.097cm" fo:border="0.002cm solid #000000"/>
    </style:style>
    <style:style style:name="Tableau12" style:family="table">
      <style:table-properties style:width="17.126cm" table:align="margins" style:writing-mode="lr-tb"/>
    </style:style>
    <style:style style:name="Tableau12.A" style:family="table-column">
      <style:table-column-properties style:column-width="17.126cm" style:rel-column-width="65535*"/>
    </style:style>
    <style:style style:name="Tableau12.A1" style:family="table-cell">
      <style:table-cell-properties fo:padding="0.097cm" fo:border="0.002cm solid #000000"/>
    </style:style>
    <style:style style:name="Tableau13" style:family="table">
      <style:table-properties style:width="17.126cm" table:align="margins" style:writing-mode="lr-tb"/>
    </style:style>
    <style:style style:name="Tableau13.A" style:family="table-column">
      <style:table-column-properties style:column-width="2.619cm" style:rel-column-width="10023*"/>
    </style:style>
    <style:style style:name="Tableau13.B" style:family="table-column">
      <style:table-column-properties style:column-width="14.506cm" style:rel-column-width="55512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3326ef" officeooo:paragraph-rsid="003326ef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officeooo:paragraph-rsid="00095091" style:font-size-asian="12pt" style:font-size-complex="12pt"/>
    </style:style>
    <style:style style:name="P3" style:family="paragraph" style:parent-style-name="Table_20_Contents">
      <style:text-properties style:font-name="Arial" fo:font-size="12pt" officeooo:rsid="00095091" officeooo:paragraph-rsid="00095091" style:font-size-asian="12pt" style:font-size-complex="12pt"/>
    </style:style>
    <style:style style:name="P4" style:family="paragraph" style:parent-style-name="Table_20_Contents">
      <style:text-properties style:font-name="Arial" fo:font-size="12pt" officeooo:rsid="002a9586" officeooo:paragraph-rsid="002a9586" style:font-size-asian="12pt" style:font-size-complex="12pt"/>
    </style:style>
    <style:style style:name="P5" style:family="paragraph" style:parent-style-name="Table_20_Contents">
      <style:text-properties style:font-name="Arial" fo:font-size="12pt" officeooo:rsid="002aacf4" officeooo:paragraph-rsid="002aacf4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officeooo:paragraph-rsid="000d0b2a"/>
    </style:style>
    <style:style style:name="P7" style:family="paragraph" style:parent-style-name="Table_20_Contents">
      <style:text-properties officeooo:rsid="00095091" officeooo:paragraph-rsid="00095091"/>
    </style:style>
    <style:style style:name="P8" style:family="paragraph" style:parent-style-name="Table_20_Contents">
      <style:text-properties officeooo:rsid="000b45ce" officeooo:paragraph-rsid="000b45ce"/>
    </style:style>
    <style:style style:name="P9" style:family="paragraph" style:parent-style-name="Table_20_Contents">
      <style:paragraph-properties fo:text-align="justify" style:justify-single-word="false"/>
      <style:text-properties officeooo:rsid="000b45ce" officeooo:paragraph-rsid="0026728c"/>
    </style:style>
    <style:style style:name="P10" style:family="paragraph" style:parent-style-name="Table_20_Contents">
      <style:paragraph-properties fo:text-align="justify" style:justify-single-word="false"/>
      <style:text-properties officeooo:rsid="000d0b2a" officeooo:paragraph-rsid="000d0b2a"/>
    </style:style>
    <style:style style:name="P11" style:family="paragraph" style:parent-style-name="Table_20_Contents">
      <style:paragraph-properties fo:text-align="justify" style:justify-single-word="false"/>
      <style:text-properties officeooo:rsid="000d0b2a" officeooo:paragraph-rsid="00120207"/>
    </style:style>
    <style:style style:name="P12" style:family="paragraph" style:parent-style-name="Table_20_Contents">
      <style:paragraph-properties fo:text-align="justify" style:justify-single-word="false"/>
      <style:text-properties officeooo:rsid="00120207" officeooo:paragraph-rsid="00120207"/>
    </style:style>
    <style:style style:name="P13" style:family="paragraph" style:parent-style-name="Table_20_Contents">
      <style:paragraph-properties fo:text-align="justify" style:justify-single-word="false"/>
      <style:text-properties officeooo:rsid="00186c85" officeooo:paragraph-rsid="00186c85"/>
    </style:style>
    <style:style style:name="P14" style:family="paragraph" style:parent-style-name="Table_20_Contents">
      <style:paragraph-properties fo:text-align="justify" style:justify-single-word="false"/>
      <style:text-properties officeooo:rsid="0022cf26" officeooo:paragraph-rsid="00186c85"/>
    </style:style>
    <style:style style:name="P15" style:family="paragraph" style:parent-style-name="Table_20_Contents">
      <style:paragraph-properties fo:text-align="justify" style:justify-single-word="false"/>
      <style:text-properties officeooo:rsid="002a9586" officeooo:paragraph-rsid="002a9586"/>
    </style:style>
    <style:style style:name="P16" style:family="paragraph" style:parent-style-name="Table_20_Contents">
      <style:text-properties officeooo:paragraph-rsid="00317efa"/>
    </style:style>
    <style:style style:name="P17" style:family="paragraph" style:parent-style-name="Table_20_Contents">
      <style:text-properties officeooo:paragraph-rsid="00399fb4"/>
    </style:style>
    <style:style style:name="P18" style:family="paragraph" style:parent-style-name="Table_20_Contents">
      <style:text-properties officeooo:paragraph-rsid="003ac9ee"/>
    </style:style>
    <style:style style:name="P19" style:family="paragraph" style:parent-style-name="Table_20_Contents">
      <style:paragraph-properties fo:text-align="justify" style:justify-single-word="false"/>
      <style:text-properties officeooo:rsid="0030885d" officeooo:paragraph-rsid="0030885d"/>
    </style:style>
    <style:style style:name="P20" style:family="paragraph" style:parent-style-name="Table_20_Contents">
      <style:text-properties officeooo:rsid="00317efa" officeooo:paragraph-rsid="00317efa"/>
    </style:style>
    <style:style style:name="P21" style:family="paragraph" style:parent-style-name="Table_20_Contents">
      <style:text-properties officeooo:rsid="00370f49" officeooo:paragraph-rsid="00370f49"/>
    </style:style>
    <style:style style:name="P22" style:family="paragraph" style:parent-style-name="Table_20_Contents">
      <style:text-properties officeooo:rsid="00399fb4" officeooo:paragraph-rsid="00399fb4"/>
    </style:style>
    <style:style style:name="P23" style:family="paragraph" style:parent-style-name="Table_20_Contents">
      <style:text-properties officeooo:rsid="003ac9ee" officeooo:paragraph-rsid="003ac9ee"/>
    </style:style>
    <style:style style:name="P24" style:family="paragraph" style:parent-style-name="Header">
      <style:text-properties fo:language="zxx" fo:country="none" style:language-asian="zxx" style:country-asian="none"/>
    </style:style>
    <style:style style:name="P25" style:family="paragraph" style:parent-style-name="Header">
      <style:paragraph-properties fo:text-align="center" style:justify-single-word="false"/>
      <style:text-properties fo:language="zxx" fo:country="none" officeooo:rsid="003326ef" officeooo:paragraph-rsid="003326ef" style:language-asian="zxx" style:country-asian="none"/>
    </style:style>
    <style:style style:name="P26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P27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2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31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3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3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34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officeooo:paragraph-rsid="000d0b2a" style:font-size-asian="11pt" style:font-name-complex="Ari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officeooo:rsid="00120207" officeooo:paragraph-rsid="00120207" style:font-size-asian="11pt" style:font-name-complex="Ari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9pt" officeooo:rsid="003cd96d" officeooo:paragraph-rsid="003cd96d" style:font-size-asian="9pt" style:font-name-complex="Arial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officeooo:rsid="00120207" officeooo:paragraph-rsid="00120207" style:font-name-complex="Monaco" style:language-complex="fr" style:country-complex="FR"/>
    </style:style>
    <style:style style:name="P41" style:family="paragraph" style:parent-style-name="Standard">
      <style:paragraph-properties fo:text-align="justify" style:justify-single-word="false"/>
      <style:text-properties style:font-name="Arial" officeooo:rsid="002d78b3" officeooo:paragraph-rsid="002d78b3" style:font-name-complex="Monaco" style:language-complex="fr" style:country-complex="FR"/>
    </style:style>
    <style:style style:name="P42" style:family="paragraph" style:parent-style-name="Standard">
      <style:paragraph-properties fo:text-align="center" style:justify-single-word="false"/>
      <style:text-properties style:font-name="Arial" officeooo:rsid="00317efa" officeooo:paragraph-rsid="00317efa" style:font-name-complex="Monaco" style:language-complex="fr" style:country-complex="FR"/>
    </style:style>
    <style:style style:name="P43" style:family="paragraph" style:parent-style-name="Standard">
      <style:text-properties style:font-name="Arial" officeooo:rsid="0030885d" officeooo:paragraph-rsid="002f505d" style:font-name-complex="Monaco" style:language-complex="fr" style:country-complex="FR"/>
    </style:style>
    <style:style style:name="P44" style:family="paragraph" style:parent-style-name="Standard">
      <style:text-properties style:font-name="Arial" officeooo:rsid="0030885d" officeooo:paragraph-rsid="0030885d" style:font-name-complex="Monaco" style:language-complex="fr" style:country-complex="FR"/>
    </style:style>
    <style:style style:name="P45" style:family="paragraph" style:parent-style-name="Standard">
      <style:text-properties style:font-name="Arial" officeooo:rsid="0038b39a" officeooo:paragraph-rsid="00370f49" style:font-name-complex="Monaco" style:language-complex="fr" style:country-complex="FR"/>
    </style:style>
    <style:style style:name="P46" style:family="paragraph" style:parent-style-name="Standard">
      <style:paragraph-properties fo:text-align="center" style:justify-single-word="false"/>
      <style:text-properties style:font-name="Arial" officeooo:rsid="00399fb4" officeooo:paragraph-rsid="00399fb4" style:font-name-complex="Monaco" style:language-complex="fr" style:country-complex="FR"/>
    </style:style>
    <style:style style:name="P47" style:family="paragraph" style:parent-style-name="Standard">
      <style:text-properties style:font-name="Arial" officeooo:rsid="00399fb4" officeooo:paragraph-rsid="00399fb4" style:font-name-complex="Monaco" style:language-complex="fr" style:country-complex="FR"/>
    </style:style>
    <style:style style:name="P48" style:family="paragraph" style:parent-style-name="Standard">
      <style:text-properties style:font-name="Arial" officeooo:rsid="00370f49" officeooo:paragraph-rsid="00370f49" style:font-name-complex="Monaco" style:language-complex="fr" style:country-complex="FR"/>
    </style:style>
    <style:style style:name="P49" style:family="paragraph" style:parent-style-name="Standard">
      <style:text-properties style:font-name="Arial" officeooo:rsid="003ac9ee" officeooo:paragraph-rsid="003ac9ee" style:font-name-complex="Monaco" style:language-complex="fr" style:country-complex="FR"/>
    </style:style>
    <style:style style:name="P50" style:family="paragraph" style:parent-style-name="Standard">
      <style:text-properties style:font-name="Arial" officeooo:paragraph-rsid="003326ef"/>
    </style:style>
    <style:style style:name="P51" style:family="paragraph" style:parent-style-name="Standard">
      <style:text-properties style:font-name="Arial" officeooo:rsid="00317efa" officeooo:paragraph-rsid="00317efa"/>
    </style:style>
    <style:style style:name="P52" style:family="paragraph" style:parent-style-name="Standard">
      <style:text-properties style:font-name="Arial" officeooo:rsid="00370f49" officeooo:paragraph-rsid="00370f49"/>
    </style:style>
    <style:style style:name="P53" style:family="paragraph" style:parent-style-name="Standard">
      <style:paragraph-properties fo:text-align="center" style:justify-single-word="false"/>
      <style:text-properties style:font-name="Arial" officeooo:rsid="00370f49" officeooo:paragraph-rsid="00370f49"/>
    </style:style>
    <style:style style:name="P54" style:family="paragraph" style:parent-style-name="Standard">
      <style:text-properties style:font-name="Arial" officeooo:rsid="003562ff" officeooo:paragraph-rsid="003326ef"/>
    </style:style>
    <style:style style:name="P55" style:family="paragraph" style:parent-style-name="Standard">
      <style:paragraph-properties fo:text-align="center" style:justify-single-word="false"/>
      <style:text-properties style:font-name="Arial" fo:font-weight="normal" officeooo:rsid="00399fb4" officeooo:paragraph-rsid="00399fb4" style:font-weight-asian="normal" style:font-name-complex="Monaco" style:language-complex="fr" style:country-complex="FR" style:font-weight-complex="normal"/>
    </style:style>
    <style:style style:name="P5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57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58" style:family="paragraph" style:parent-style-name="Standard">
      <style:text-properties officeooo:paragraph-rsid="002f505d"/>
    </style:style>
    <style:style style:name="P59" style:family="paragraph" style:parent-style-name="Standard">
      <style:text-properties officeooo:paragraph-rsid="00370f49"/>
    </style:style>
    <style:style style:name="P60" style:family="paragraph" style:parent-style-name="Standard">
      <style:text-properties officeooo:paragraph-rsid="003ac9ee"/>
    </style:style>
    <style:style style:name="P61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62" style:family="paragraph" style:parent-style-name="Standard">
      <style:paragraph-properties fo:margin-left="9.001cm" fo:margin-right="0cm" fo:text-indent="0cm" style:auto-text-indent="false"/>
      <style:text-properties style:font-name="Arial" fo:font-size="11pt" style:font-size-asian="11pt" style:font-name-complex="Arial"/>
    </style:style>
    <style:style style:name="P63" style:family="paragraph" style:parent-style-name="Standard">
      <style:paragraph-properties fo:text-align="justify" style:justify-single-word="false" fo:break-before="page"/>
      <style:text-properties officeooo:paragraph-rsid="00120207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95091" officeooo:paragraph-rsid="00095091" style:font-size-asian="11pt" style:font-name-complex="Ari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2a9586" officeooo:paragraph-rsid="002a9586" style:font-size-asian="12pt" style:font-name-complex="Arial" style:font-size-complex="12pt"/>
    </style:style>
    <style:style style:name="P68" style:family="paragraph" style:parent-style-name="Heading_20_1">
      <style:text-properties style:font-name="Arial" officeooo:rsid="002c273f" officeooo:paragraph-rsid="002c273f" style:font-name-complex="Monaco" style:language-complex="fr" style:country-complex="FR"/>
    </style:style>
    <style:style style:name="P69" style:family="paragraph" style:parent-style-name="Heading_20_1">
      <style:text-properties style:font-name="Arial" officeooo:rsid="00133a69" officeooo:paragraph-rsid="003ac9ee" style:font-name-complex="Monaco" style:language-complex="fr" style:country-complex="FR"/>
    </style:style>
    <style:style style:name="P70" style:family="paragraph" style:parent-style-name="Heading_20_1">
      <style:text-properties style:font-name="Arial" officeooo:rsid="00133a69" officeooo:paragraph-rsid="002c273f" style:font-name-complex="Monaco" style:language-complex="fr" style:country-complex="FR"/>
    </style:style>
    <style:style style:name="P71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style:font-size-asian="11pt" style:font-name-complex="Arial"/>
    </style:style>
    <style:style style:name="P72" style:family="paragraph" style:parent-style-name="Table_20_Contents">
      <style:paragraph-properties fo:text-align="justify" style:justify-single-word="false"/>
      <style:text-properties officeooo:rsid="0022cf26" officeooo:paragraph-rsid="00422f6d"/>
    </style:style>
    <style:style style:name="T1" style:family="text">
      <style:text-properties officeooo:rsid="003fbcac"/>
    </style:style>
    <style:style style:name="T2" style:family="text">
      <style:text-properties fo:color="#808080" style:font-name="Eurostar" fo:font-size="9pt" style:font-size-asian="9pt"/>
    </style:style>
    <style:style style:name="T3" style:family="text">
      <style:text-properties fo:color="#808080" style:font-name="Arial" fo:font-size="12pt" style:font-size-asian="12pt" style:font-name-complex="Arial"/>
    </style:style>
    <style:style style:name="T4" style:family="text">
      <style:text-properties style:font-name="Arial" fo:font-size="12pt" fo:font-weight="bold" style:font-size-asian="12pt" style:font-weight-asian="bold" style:font-name-complex="Arial"/>
    </style:style>
    <style:style style:name="T5" style:family="text">
      <style:text-properties style:font-name="Arial" fo:font-size="14pt" style:font-size-asian="14pt" style:font-name-complex="Arial" style:font-size-complex="14pt"/>
    </style:style>
    <style:style style:name="T6" style:family="text">
      <style:text-properties style:font-name="Arial" fo:font-size="14pt" officeooo:rsid="002c273f" style:font-size-asian="14pt" style:font-name-complex="Arial" style:font-size-complex="14pt"/>
    </style:style>
    <style:style style:name="T7" style:family="text">
      <style:text-properties style:font-name="Arial" officeooo:rsid="002f505d" style:font-name-complex="Monaco" style:language-complex="fr" style:country-complex="FR"/>
    </style:style>
    <style:style style:name="T8" style:family="text">
      <style:text-properties style:font-name="Arial" officeooo:rsid="0030885d" style:font-name-complex="Monaco" style:language-complex="fr" style:country-complex="FR"/>
    </style:style>
    <style:style style:name="T9" style:family="text">
      <style:text-properties style:font-name="Arial" officeooo:rsid="00370f49" style:font-name-complex="Monaco" style:language-complex="fr" style:country-complex="FR"/>
    </style:style>
    <style:style style:name="T10" style:family="text">
      <style:text-properties style:font-name="Arial" officeooo:rsid="0038b39a" style:font-name-complex="Monaco" style:language-complex="fr" style:country-complex="FR"/>
    </style:style>
    <style:style style:name="T11" style:family="text">
      <style:text-properties style:font-name="Arial" officeooo:rsid="00399fb4" style:font-name-complex="Monaco" style:language-complex="fr" style:country-complex="FR"/>
    </style:style>
    <style:style style:name="T12" style:family="text">
      <style:text-properties style:font-name="Arial" officeooo:rsid="003ac9ee" style:font-name-complex="Monaco" style:language-complex="fr" style:country-complex="FR"/>
    </style:style>
    <style:style style:name="T13" style:family="text">
      <style:text-properties style:font-name="Arial" officeooo:rsid="00422f6d" style:font-name-complex="Monaco" style:language-complex="fr" style:country-complex="FR"/>
    </style:style>
    <style:style style:name="T14" style:family="text">
      <style:text-properties style:font-name="Arial" style:text-underline-style="solid" style:text-underline-width="auto" style:text-underline-color="font-color" officeooo:rsid="00370f49" style:font-name-complex="Monaco" style:language-complex="fr" style:country-complex="FR"/>
    </style:style>
    <style:style style:name="T15" style:family="text">
      <style:text-properties style:font-name="Arial" fo:font-weight="bold" officeooo:rsid="0030885d" style:font-weight-asian="bold" style:font-name-complex="Monaco" style:language-complex="fr" style:country-complex="FR" style:font-weight-complex="bold"/>
    </style:style>
    <style:style style:name="T16" style:family="text">
      <style:text-properties officeooo:rsid="003326ef"/>
    </style:style>
    <style:style style:name="T17" style:family="text">
      <style:text-properties officeooo:rsid="00095091"/>
    </style:style>
    <style:style style:name="T18" style:family="text">
      <style:text-properties fo:color="#df9b18" style:font-name="Arial" fo:font-size="14pt" style:font-size-asian="14pt" style:font-name-complex="Arial" style:font-size-complex="14pt"/>
    </style:style>
    <style:style style:name="T19" style:family="text">
      <style:text-properties officeooo:rsid="000b45ce"/>
    </style:style>
    <style:style style:name="T20" style:family="text">
      <style:text-properties officeooo:rsid="000d688a"/>
    </style:style>
    <style:style style:name="T21" style:family="text">
      <style:text-properties officeooo:rsid="0028a64c"/>
    </style:style>
    <style:style style:name="T22" style:family="text">
      <style:text-properties officeooo:rsid="002c273f"/>
    </style:style>
    <style:style style:name="T23" style:family="text">
      <style:text-properties officeooo:rsid="00317efa"/>
    </style:style>
    <style:style style:name="T24" style:family="text">
      <style:text-properties officeooo:rsid="00341b04"/>
    </style:style>
    <style:style style:name="T25" style:family="text">
      <style:text-properties fo:font-weight="bold" officeooo:rsid="00317efa" style:font-weight-asian="bold" style:font-weight-complex="bold"/>
    </style:style>
    <style:style style:name="T26" style:family="text">
      <style:text-properties fo:font-weight="bold" officeooo:rsid="00399fb4" style:font-weight-asian="bold" style:font-weight-complex="bold"/>
    </style:style>
    <style:style style:name="T27" style:family="text">
      <style:text-properties officeooo:rsid="003562ff"/>
    </style:style>
    <style:style style:name="T28" style:family="text">
      <style:text-properties officeooo:rsid="00399fb4"/>
    </style:style>
    <style:style style:name="T29" style:family="text">
      <style:text-properties officeooo:rsid="003ac9ee"/>
    </style:style>
    <style:style style:name="T30" style:family="text">
      <style:text-properties officeooo:rsid="00422f6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61"/>
      <text:p text:style-name="P61"/>
      <text:p text:style-name="P62"/>
      <text:p text:style-name="P67">SUIVI DE PROBLEME Ref. 20101201-VISHNU-JBOSS-VERSION</text:p>
      <text:p text:style-name="P6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Ref. document</text:p>
          </table:table-cell>
          <table:table-cell table:style-name="Tableau1.A1" office:value-type="string">
            <text:p text:style-name="P67">20101201-<text:span text:style-name="T1">PB-</text:span>VISHNU-JBOSS-VERSION</text:p>
          </table:table-cell>
        </table:table-row>
        <table:table-row>
          <table:table-cell table:style-name="Tableau1.A1" office:value-type="string">
            <text:p text:style-name="P4">Titre</text:p>
          </table:table-cell>
          <table:table-cell table:style-name="Tableau1.A1" office:value-type="string">
            <text:p text:style-name="P4">Choix de la version de Jboss pour le serveur Vishnu WS</text:p>
          </table:table-cell>
        </table:table-row>
        <table:table-row>
          <table:table-cell table:style-name="Tableau1.A1" office:value-type="string">
            <text:p text:style-name="P5">Etat</text:p>
          </table:table-cell>
          <table:table-cell table:style-name="Tableau1.A1" office:value-type="string">
            <text:p text:style-name="P5">EN COURS</text:p>
          </table:table-cell>
        </table:table-row>
        <table:table-row>
          <table:table-cell table:style-name="Tableau1.A1" office:value-type="string">
            <text:p text:style-name="P4">Date de création</text:p>
          </table:table-cell>
          <table:table-cell table:style-name="Tableau1.B4" office:value-type="date" office:date-value="2010-12-01">
            <text:p text:style-name="P4">01/12/10</text:p>
          </table:table-cell>
        </table:table-row>
        <table:table-row>
          <table:table-cell table:style-name="Tableau1.A1" office:value-type="string">
            <text:p text:style-name="P5">Personne en charge</text:p>
          </table:table-cell>
          <table:table-cell table:style-name="Tableau1.A1" office:value-type="string">
            <text:p text:style-name="P5">B.Isnard (SysFera)</text:p>
          </table:table-cell>
        </table:table-row>
        <table:table-row>
          <table:table-cell table:style-name="Tableau1.A1" office:value-type="string">
            <text:p text:style-name="P5">Sévérité du problème</text:p>
          </table:table-cell>
          <table:table-cell table:style-name="Tableau1.A1" office:value-type="string">
            <text:p text:style-name="P5">Haute (impact sur tous les modules du projet)</text:p>
          </table:table-cell>
        </table:table-row>
        <table:table-row>
          <table:table-cell table:style-name="Tableau1.A1" office:value-type="string">
            <text:p text:style-name="P5">Priorité du problème</text:p>
          </table:table-cell>
          <table:table-cell table:style-name="Tableau1.A1" office:value-type="string">
            <text:p text:style-name="P5">Haute (délivrable &lt; 2 mois)</text:p>
          </table:table-cell>
        </table:table-row>
        <table:table-row>
          <table:table-cell table:style-name="Tableau1.A1" office:value-type="string">
            <text:p text:style-name="P5">Equipe technique</text:p>
          </table:table-cell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7">NOM prénom</text:p>
                </table:table-cell>
                <table:table-cell table:style-name="Tableau4.A1" office:value-type="string">
                  <text:p text:style-name="P7">Organisation</text:p>
                </table:table-cell>
                <table:table-cell table:style-name="Tableau4.C1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8">DAIX Boris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8">KORTAS Samuel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8">CARON Eddy</text:p>
                </table:table-cell>
                <table:table-cell table:style-name="Tableau4.A2" office:value-type="string">
                  <text:p text:style-name="P8">Sys<text:span text:style-name="T21">F</text:span>era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8">ISNARD Benjamin</text:p>
                </table:table-cell>
                <table:table-cell table:style-name="Tableau4.A2" office:value-type="string">
                  <text:p text:style-name="P8">Sys<text:span text:style-name="T21">F</text:span>era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8">TRAORE Daouda</text:p>
                </table:table-cell>
                <table:table-cell table:style-name="Tableau4.A2" office:value-type="string">
                  <text:p text:style-name="P8">Sys<text:span text:style-name="T21">F</text:span>era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7"/>
          </table:table-cell>
        </table:table-row>
      </table:table>
      <text:p text:style-name="P64"/>
      <text:p text:style-name="P65">HISTORIQUE DU DOCUMENT</text:p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0">Date</text:p>
          </table:table-cell>
          <table:table-cell table:style-name="Tableau5.A1" office:value-type="string">
            <text:p text:style-name="P10">Description</text:p>
          </table:table-cell>
          <table:table-cell table:style-name="Tableau5.C1" office:value-type="string">
            <text:p text:style-name="P10">Auteur</text:p>
          </table:table-cell>
        </table:table-row>
        <table:table-row>
          <table:table-cell table:style-name="Tableau5.A2" office:value-type="string">
            <text:p text:style-name="P15">01/12/10</text:p>
          </table:table-cell>
          <table:table-cell table:style-name="Tableau5.A2" office:value-type="string">
            <text:p text:style-name="P10">Version initiale</text:p>
          </table:table-cell>
          <table:table-cell table:style-name="Tableau5.C2" office:value-type="string">
            <text:p text:style-name="P10">ISNARD Benjamin</text:p>
          </table:table-cell>
        </table:table-row>
      </table:table>
      <text:p text:style-name="P35"/>
      <text:p text:style-name="P66">DIFFUSION DU DOCUMENT</text:p>
      <text:p text:style-name="P6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">Organisation</text:p>
          </table:table-cell>
          <table:table-cell table:style-name="Tableau6.B1" office:value-type="string">
            <text:p text:style-name="P10">Liste des personnes</text:p>
          </table:table-cell>
        </table:table-row>
        <table:table-row>
          <table:table-cell table:style-name="Tableau6.A2" office:value-type="string">
            <text:p text:style-name="P10">EDF</text:p>
          </table:table-cell>
          <table:table-cell table:style-name="Tableau6.B2" office:value-type="string">
            <text:p text:style-name="P9"><text:span text:style-name="T17">BATEMAN David, </text:span>DAIX Boris, KORTAS Samuel<text:span text:style-name="T17">, </text:span>LAYMAJOUX Jean-Marc</text:p>
          </table:table-cell>
        </table:table-row>
        <table:table-row>
          <table:table-cell table:style-name="Tableau6.A2" office:value-type="string">
            <text:p text:style-name="P10">Sysfera</text:p>
          </table:table-cell>
          <table:table-cell table:style-name="Tableau6.B2" office:value-type="string">
            <text:p text:style-name="P6"><text:span text:style-name="T19">CARON Eddy, </text:span><text:span text:style-name="T20">COULOMB Kevin, ISNARD Benjamin, </text:span><text:span text:style-name="T19">LOUREIRO David, </text:span><text:span text:style-name="T20">PAMBA CAPO-CHICHI Eugène, TRAORE Daouda</text:span></text:p>
          </table:table-cell>
        </table:table-row>
      </table:table>
      <text:p text:style-name="P36"/>
      <text:p text:style-name="P37">REFERENCES</text:p>
      <text:p text:style-name="P3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2">Ref. document</text:p>
          </table:table-cell>
          <table:table-cell table:style-name="Tableau8.B1" office:value-type="string">
            <text:p text:style-name="P11">Description</text:p>
          </table:table-cell>
        </table:table-row>
        <table:table-row>
          <table:table-cell table:style-name="Tableau8.A2" office:value-type="string">
            <text:p text:style-name="P72"><text:span text:style-name="T30">http://www.jcp.org/aboutJava/communityprocess/pfd/jsr224/index.html</text:span></text:p>
          </table:table-cell>
          <table:table-cell table:style-name="Tableau8.B2" office:value-type="string">
            <text:p text:style-name="P19">Spécification JAX-WS v2.0 Final Draft</text:p>
          </table:table-cell>
        </table:table-row>
        <table:table-row>
          <table:table-cell table:style-name="Tableau8.A2" office:value-type="string">
            <text:p text:style-name="P14"/>
          </table:table-cell>
          <table:table-cell table:style-name="Tableau8.B2" office:value-type="string">
            <text:p text:style-name="P13"/>
          </table:table-cell>
        </table:table-row>
      </table:table>
      <text:p text:style-name="P63"><text:span text:style-name="T18">Objet:</text:span><text:span text:style-name="T5"> </text:span><text:span text:style-name="T6">Problème avec les versions 4.2 et 5.1 de Jboss</text:span></text:p>
      <text:p text:style-name="P38"/>
      <text:p text:style-name="P40">D<text:span text:style-name="T22">escription:</text:span></text:p>
      <text:p text:style-name="P41">L'implémentation des web services dans Jboss4.2 et Jboss5.1 utilise un encodage des données en sortie qui ne correspond pas à la spécification JAX-WS2.0 car elle ajoute un élément XML intermédiaire « return » dans la structure de données. Cette différence rend l'utilisation de JAX-WS2.0 impossible à la fois pour fournir le service et pour l'interroger.</text:p>
      <text:p text:style-name="P40"/>
      <text:h text:style-name="P68" text:outline-level="1"><text:span text:style-name="T29">Reproduction</text:span> du problème</text:h>
      <text:p text:style-name="P58"><text:span text:style-name="T7">Nous ut</text:span><text:span text:style-name="T8">ilisons comme exemple test un WSDL simplifié extrait de la spécification ResourceProxy fournie par EDF, afin de tester un unique service fournissant une structure de données en sortie: la fonction </text:span><text:span text:style-name="T15">listJobs</text:span><text:span text:style-name="T8">.</text:span></text:p>
      <text:p text:style-name="P58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0">&lt;?xml version="1.0" encoding="UTF-8"?&gt; </text:p>
            <text:p text:style-name="P20">&lt;definitions name="ResourceProxy" targetNamespace="urn:ResourceProxy" xmlns:xsd="http://www.w3.org/2001/XMLSchema" xmlns:tns="urn:ResourceProxy" xmlns:http="http://schemas.xmlsoap.org/wsdl/http/" xmlns:soap="http://schemas.xmlsoap.org/wsdl/soap/" xmlns:soapbind="http://schemas.xmlsoap.org/wsdl/soap/" xmlns="http://schemas.xmlsoap.org/wsdl/"&gt; </text:p>
            <text:p text:style-name="P20">&lt;!-- WSDL generated by XINS 2.3-alpha2 on 2009.12.18 15:52:40.150. --&gt; </text:p>
            <text:p text:style-name="P20"><text:tab/>&lt;types&gt; </text:p>
            <text:p text:style-name="P20"><text:tab/><text:tab/>&lt;xsd:schema targetNamespace="urn:ResourceProxy"&gt; </text:p>
            <text:p text:style-name="P20"><text:tab/><text:tab/><text:tab/>&lt;xsd:element name="listJobsRequest"&gt; </text:p>
            <text:p text:style-name="P20"><text:tab/><text:tab/><text:tab/><text:tab/>&lt;xsd:complexType&gt; </text:p>
            <text:p text:style-name="P20"><text:tab/><text:tab/><text:tab/><text:tab/><text:tab/>&lt;xsd:sequence&gt; </text:p>
            <text:p text:style-name="P20"><text:tab/><text:tab/><text:tab/><text:tab/><text:tab/><text:tab/>&lt;xsd:element name="nbCpu" type="xsd:integer" minOccurs="0"&gt; </text:p>
            <text:p text:style-name="P20"><text:tab/><text:tab/><text:tab/><text:tab/><text:tab/><text:tab/><text:tab/>&lt;xsd:annotation&gt; </text:p>
            <text:p text:style-name="P20"><text:tab/><text:tab/><text:tab/><text:tab/><text:tab/><text:tab/><text:tab/><text:tab/>&lt;xsd:documentation&gt;Filter by number of CPU.&lt;/xsd:documentation&gt; </text:p>
            <text:p text:style-name="P20"><text:tab/><text:tab/><text:tab/><text:tab/><text:tab/><text:tab/><text:tab/>&lt;/xsd:annotation&gt; </text:p>
            <text:p text:style-name="P20"><text:tab/><text:tab/><text:tab/><text:tab/><text:tab/><text:tab/>&lt;/xsd:element&gt; </text:p>
            <text:p text:style-name="P20"><text:tab/><text:tab/><text:tab/><text:tab/><text:tab/>&lt;/xsd:sequence&gt; </text:p>
            <text:p text:style-name="P20"><text:tab/><text:tab/><text:tab/><text:tab/>&lt;/xsd:complexType&gt; </text:p>
            <text:p text:style-name="P20"><text:tab/><text:tab/><text:tab/>&lt;/xsd:element&gt; </text:p>
            <text:p text:style-name="P16"><text:span text:style-name="T23"><text:tab/><text:tab/><text:tab/></text:span><text:span text:style-name="T25">&lt;xsd:element name="listJobsResponse"&gt; </text:span></text:p>
            <text:p text:style-name="P20"><text:tab/><text:tab/><text:tab/><text:tab/>&lt;xsd:complexType&gt; </text:p>
            <text:p text:style-name="P20"><text:tab/><text:tab/><text:tab/><text:tab/><text:tab/>&lt;xsd:sequence&gt; </text:p>
            <text:p text:style-name="P20"><text:tab/><text:tab/><text:tab/><text:tab/><text:tab/><text:tab/>&lt;xsd:element name="data" minOccurs="0"&gt; </text:p>
            <text:p text:style-name="P20"><text:tab/><text:tab/><text:tab/><text:tab/><text:tab/><text:tab/><text:tab/>&lt;xsd:complexType&gt; </text:p>
            <text:p text:style-name="P20"><text:tab/><text:tab/><text:tab/><text:tab/><text:tab/><text:tab/><text:tab/><text:tab/>&lt;xsd:sequence&gt; </text:p>
            <text:p text:style-name="P20"><text:tab/><text:tab/><text:tab/><text:tab/><text:tab/><text:tab/><text:tab/><text:tab/><text:tab/>&lt;xsd:element name="job" minOccurs="0" maxOccurs="unbounded"&gt; </text:p>
            <text:p text:style-name="P20"><text:tab/><text:tab/><text:tab/><text:tab/><text:tab/><text:tab/><text:tab/><text:tab/><text:tab/><text:tab/>&lt;xsd:annotation&gt; </text:p>
            <text:p text:style-name="P20"><text:tab/><text:tab/><text:tab/><text:tab/><text:tab/><text:tab/><text:tab/><text:tab/><text:tab/><text:tab/><text:tab/>&lt;xsd:documentation&gt;Job object.&lt;/xsd:documentation&gt; </text:p>
            <text:p text:style-name="P20"><text:tab/><text:tab/><text:tab/><text:tab/><text:tab/><text:tab/><text:tab/><text:tab/><text:tab/><text:tab/>&lt;/xsd:annotation&gt; </text:p>
            <text:p text:style-name="P20"><text:tab/><text:tab/><text:tab/><text:tab/><text:tab/><text:tab/><text:tab/><text:tab/><text:tab/><text:tab/>&lt;xsd:complexType&gt; </text:p>
            <text:p text:style-name="P20"><text:tab/><text:tab/><text:tab/><text:tab/><text:tab/><text:tab/><text:tab/><text:tab/><text:tab/><text:tab/><text:tab/>&lt;xsd:attribute name="jobId" type="tns:JobIdType" use="required"&gt; </text:p>
            <text:p text:style-name="P20"><text:tab/><text:tab/><text:tab/><text:tab/><text:tab/><text:tab/><text:tab/><text:tab/><text:tab/><text:tab/><text:tab/><text:tab/>&lt;xsd:annotation&gt; </text:p>
            <text:p text:style-name="P20"><text:tab/><text:tab/><text:tab/><text:tab/><text:tab/><text:tab/><text:tab/><text:tab/><text:tab/><text:tab/><text:tab/><text:tab/><text:tab/>&lt;xsd:documentation&gt;Job hash ID.&lt;/xsd:documentation&gt; </text:p>
            <text:p text:style-name="P20"><text:tab/><text:tab/><text:tab/><text:tab/><text:tab/><text:tab/><text:tab/><text:tab/><text:tab/><text:tab/><text:tab/><text:tab/>&lt;/xsd:annotation&gt; </text:p>
            <text:p text:style-name="P20"><text:tab/><text:tab/><text:tab/><text:tab/><text:tab/><text:tab/><text:tab/><text:tab/><text:tab/><text:tab/><text:tab/>&lt;/xsd:attribute&gt; </text:p>
            <text:p text:style-name="P20"><text:tab/><text:tab/><text:tab/><text:tab/><text:tab/><text:tab/><text:tab/><text:tab/><text:tab/><text:tab/><text:tab/>&lt;xsd:attribute name="name" type="xsd:string" use="optional"&gt; </text:p>
            <text:p text:style-name="P20"><text:tab/><text:tab/><text:tab/><text:tab/><text:tab/><text:tab/><text:tab/><text:tab/><text:tab/><text:tab/><text:tab/><text:tab/>&lt;xsd:annotation&gt; </text:p>
            <text:p text:style-name="P20"><text:tab/><text:tab/><text:tab/><text:tab/><text:tab/><text:tab/><text:tab/><text:tab/><text:tab/><text:tab/><text:tab/><text:tab/><text:tab/>&lt;xsd:documentation&gt;Job name.&lt;/xsd:documentation&gt; </text:p>
            <text:p text:style-name="P20"><text:tab/><text:tab/><text:tab/><text:tab/><text:tab/><text:tab/><text:tab/><text:tab/><text:tab/><text:tab/><text:tab/><text:tab/>&lt;/xsd:annotation&gt; </text:p>
            <text:p text:style-name="P20"><text:tab/><text:tab/><text:tab/><text:tab/><text:tab/><text:tab/><text:tab/><text:tab/><text:tab/><text:tab/><text:tab/>&lt;/xsd:attribute&gt; </text:p>
            <text:p text:style-name="P20"><text:tab/><text:tab/><text:tab/><text:tab/><text:tab/><text:tab/><text:tab/><text:tab/><text:tab/><text:tab/>&lt;/xsd:complexType&gt; </text:p>
            <text:p text:style-name="P20"><text:soft-page-break/><text:tab/><text:tab/><text:tab/><text:tab/><text:tab/><text:tab/><text:tab/><text:tab/><text:tab/>&lt;/xsd:element&gt; </text:p>
            <text:p text:style-name="P20"><text:tab/><text:tab/><text:tab/><text:tab/><text:tab/><text:tab/><text:tab/><text:tab/>&lt;/xsd:sequence&gt; </text:p>
            <text:p text:style-name="P20"><text:tab/><text:tab/><text:tab/><text:tab/><text:tab/><text:tab/><text:tab/>&lt;/xsd:complexType&gt; </text:p>
            <text:p text:style-name="P20"><text:tab/><text:tab/><text:tab/><text:tab/><text:tab/><text:tab/>&lt;/xsd:element&gt; </text:p>
            <text:p text:style-name="P20"><text:tab/><text:tab/><text:tab/><text:tab/><text:tab/>&lt;/xsd:sequence&gt; </text:p>
            <text:p text:style-name="P20"><text:tab/><text:tab/><text:tab/><text:tab/>&lt;/xsd:complexType&gt; </text:p>
            <text:p text:style-name="P16"><text:span text:style-name="T23"><text:tab/><text:tab/><text:tab/></text:span><text:span text:style-name="T25">&lt;/xsd:element&gt; </text:span></text:p>
            <text:p text:style-name="P20"><text:tab/><text:tab/><text:tab/>&lt;xsd:simpleType name="JobIdType"&gt; </text:p>
            <text:p text:style-name="P20"><text:tab/><text:tab/><text:tab/><text:tab/>&lt;xsd:annotation&gt; </text:p>
            <text:p text:style-name="P20"><text:tab/><text:tab/><text:tab/><text:tab/><text:tab/>&lt;xsd:documentation&gt;Sha1 unique reference&lt;/xsd:documentation&gt; </text:p>
            <text:p text:style-name="P20"><text:tab/><text:tab/><text:tab/><text:tab/>&lt;/xsd:annotation&gt; </text:p>
            <text:p text:style-name="P20"><text:tab/><text:tab/><text:tab/><text:tab/>&lt;xsd:restriction base="xsd:string"&gt; </text:p>
            <text:p text:style-name="P20"><text:tab/><text:tab/><text:tab/><text:tab/><text:tab/>&lt;xsd:pattern value="[^\s]{40,40}"/&gt; </text:p>
            <text:p text:style-name="P20"><text:tab/><text:tab/><text:tab/><text:tab/>&lt;/xsd:restriction&gt; </text:p>
            <text:p text:style-name="P20"><text:tab/><text:tab/><text:tab/>&lt;/xsd:simpleType&gt; </text:p>
            <text:p text:style-name="P20"><text:tab/><text:tab/>&lt;/xsd:schema&gt; </text:p>
            <text:p text:style-name="P20"><text:tab/>&lt;/types&gt; </text:p>
            <text:p text:style-name="P20"><text:tab/>&lt;message name="listJobsInput"&gt; </text:p>
            <text:p text:style-name="P20"><text:tab/><text:tab/>&lt;part name="parameters" element="tns:listJobsRequest"/&gt; </text:p>
            <text:p text:style-name="P20"><text:tab/>&lt;/message&gt; </text:p>
            <text:p text:style-name="P20"><text:tab/>&lt;message name="listJobsOutput"&gt; </text:p>
            <text:p text:style-name="P20"><text:tab/><text:tab/>&lt;part name="parameters" element="tns:listJobsResponse"/&gt; </text:p>
            <text:p text:style-name="P20"><text:tab/>&lt;/message&gt; </text:p>
            <text:p text:style-name="P20"><text:tab/>&lt;portType name="ResourceProxyPortType"&gt; </text:p>
            <text:p text:style-name="P20"><text:tab/><text:tab/>&lt;operation name="listJobs"&gt; </text:p>
            <text:p text:style-name="P20"><text:tab/><text:tab/><text:tab/>&lt;documentation&gt;List jobs on the machine.&lt;/documentation&gt; </text:p>
            <text:p text:style-name="P20"><text:tab/><text:tab/><text:tab/>&lt;input name="listJobsInput" message="tns:listJobsInput"/&gt; </text:p>
            <text:p text:style-name="P20"><text:tab/><text:tab/><text:tab/>&lt;output name="listJobsOutput" message="tns:listJobsOutput"/&gt; </text:p>
            <text:p text:style-name="P20"><text:tab/><text:tab/>&lt;/operation&gt; </text:p>
            <text:p text:style-name="P20"><text:tab/>&lt;/portType&gt; </text:p>
            <text:p text:style-name="P20"><text:tab/>&lt;binding name="ResourceProxySOAPBinding" type="tns:ResourceProxyPortType"&gt; </text:p>
            <text:p text:style-name="P20"><text:tab/><text:tab/>&lt;documentation&gt;Unified access gateway&lt;/documentation&gt; </text:p>
            <text:p text:style-name="P20"><text:tab/><text:tab/>&lt;soapbind:binding style="document" transport="http://schemas.xmlsoap.org/soap/http"/&gt; </text:p>
            <text:p text:style-name="P20"><text:tab/><text:tab/>&lt;operation name="listJobs"&gt; </text:p>
            <text:p text:style-name="P20"><text:tab/><text:tab/><text:tab/>&lt;documentation&gt;List jobs on the machine.&lt;/documentation&gt; </text:p>
            <text:p text:style-name="P20"><text:tab/><text:tab/><text:tab/>&lt;soapbind:operation soapAction=""/&gt; </text:p>
            <text:p text:style-name="P20"><text:tab/><text:tab/><text:tab/>&lt;input name="listJobsInput"&gt; </text:p>
            <text:p text:style-name="P20"><text:tab/><text:tab/><text:tab/><text:tab/>&lt;soapbind:body use="literal"/&gt; </text:p>
            <text:p text:style-name="P20"><text:tab/><text:tab/><text:tab/>&lt;/input&gt; </text:p>
            <text:p text:style-name="P20"><text:tab/><text:tab/><text:tab/>&lt;output name="listJobsOutput"&gt; </text:p>
            <text:p text:style-name="P20"><text:tab/><text:tab/><text:tab/><text:tab/>&lt;soapbind:body use="literal"/&gt; </text:p>
            <text:p text:style-name="P20"><text:tab/><text:tab/><text:tab/>&lt;/output&gt; </text:p>
            <text:p text:style-name="P20"><text:tab/><text:tab/>&lt;/operation&gt; </text:p>
            <text:p text:style-name="P20"><text:tab/>&lt;/binding&gt; </text:p>
            <text:p text:style-name="P20"><text:tab/>&lt;service name="ResourceProxyService"&gt; </text:p>
            <text:p text:style-name="P20"><text:tab/><text:tab/>&lt;port name="ResourceProxyPort" binding="tns:ResourceProxySOAPBinding"&gt; </text:p>
            <text:p text:style-name="P20"><text:tab/><text:tab/><text:tab/>&lt;soapbind:address location="http://127.0.0.1:8080/ResourceProxy/?_convention=_xins-soap"/&gt; </text:p>
            <text:p text:style-name="P20"><text:tab/><text:tab/>&lt;/port&gt; </text:p>
            <text:p text:style-name="P20"><text:tab/>&lt;/service&gt; </text:p>
            <text:p text:style-name="P20">&lt;/definitions&gt;</text:p>
          </table:table-cell>
        </table:table-row>
      </table:table>
      <text:p text:style-name="P42">Figure 1: fichier WSDL</text:p>
      <text:p text:style-name="P51"/>
      <text:p text:style-name="P50"><text:span text:style-name="T16">A partir du fichier WSDL, on génère en utilisant l'utilitaire 'wsconsume' fourni dans la distribution Jboss le code Java correspondant aux structures de données en entrée et sortie du service </text:span><text:span text:style-name="T30">(Figure 2)</text:span><text:span text:style-name="T16">. </text:span><text:span text:style-name="T24">Ce code java (conforme à la spécification JAX-WS2.0) est ensuite utilisé pour implémenter le service. Il contient </text:span><text:soft-page-break/><text:span text:style-name="T24">notamment une classe ListJobsResponse qui correspond au XML Schema </text:span><text:span text:style-name="T27">'listJobsResponse' décrit dans le WSDL (en gras dans l'encadré ci-dessus).</text:span></text:p>
      <text:p text:style-name="P52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1">package com.sysfera.test.jboss;</text:p>
            <text:p text:style-name="P21"/>
            <text:p text:style-name="P21">import java.util.ArrayList;</text:p>
            <text:p text:style-name="P21">import java.util.List;</text:p>
            <text:p text:style-name="P21">import javax.xml.bind.annotation.XmlAccessType;</text:p>
            <text:p text:style-name="P21">import javax.xml.bind.annotation.XmlAccessorType;</text:p>
            <text:p text:style-name="P21">import javax.xml.bind.annotation.XmlAttribute;</text:p>
            <text:p text:style-name="P21">import javax.xml.bind.annotation.XmlRootElement;</text:p>
            <text:p text:style-name="P21">import javax.xml.bind.annotation.XmlType;</text:p>
            <text:p text:style-name="P21"/>
            <text:p text:style-name="P21"/>
            <text:p text:style-name="P21">/**</text:p>
            <text:p text:style-name="P21"><text:s/>* &lt;p&gt;Java class for anonymous complex type.</text:p>
            <text:p text:style-name="P21"><text:s/>* </text:p>
            <text:p text:style-name="P21"><text:s/>* &lt;p&gt;The following schema fragment specifies the expected content contained within this class.</text:p>
            <text:p text:style-name="P21"><text:s/>* </text:p>
            <text:p text:style-name="P21"><text:s/>* &lt;pre&gt;</text:p>
            <text:p text:style-name="P21"><text:s/>* &amp;lt;complexType&gt;</text:p>
            <text:p text:style-name="P21"><text:s/>* <text:s text:c="2"/>&amp;lt;complexContent&gt;</text:p>
            <text:p text:style-name="P21"><text:s/>* <text:s text:c="4"/>&amp;lt;restriction base="{http://www.w3.org/2001/XMLSchema}anyType"&gt;</text:p>
            <text:p text:style-name="P21"><text:s/>* <text:s text:c="6"/>&amp;lt;sequence&gt;</text:p>
            <text:p text:style-name="P21"><text:s/>* <text:s text:c="8"/>&amp;lt;element name="data" minOccurs="0"&gt;</text:p>
            <text:p text:style-name="P21"><text:s/>* <text:s text:c="10"/>&amp;lt;complexType&gt;</text:p>
            <text:p text:style-name="P21"><text:s/>* <text:s text:c="12"/>&amp;lt;complexContent&gt;</text:p>
            <text:p text:style-name="P21"><text:s/>* <text:s text:c="14"/>&amp;lt;restriction base="{http://www.w3.org/2001/XMLSchema}anyType"&gt;</text:p>
            <text:p text:style-name="P21"><text:s/>* <text:s text:c="16"/>&amp;lt;sequence&gt;</text:p>
            <text:p text:style-name="P21"><text:s/>* <text:s text:c="18"/>&amp;lt;element name="job" maxOccurs="unbounded" minOccurs="0"&gt;</text:p>
            <text:p text:style-name="P21"><text:s/>* <text:s text:c="20"/>&amp;lt;complexType&gt;</text:p>
            <text:p text:style-name="P21"><text:s/>* <text:s text:c="22"/>&amp;lt;complexContent&gt;</text:p>
            <text:p text:style-name="P21"><text:s/>* <text:s text:c="24"/>&amp;lt;restriction base="{http://www.w3.org/2001/XMLSchema}anyType"&gt;</text:p>
            <text:p text:style-name="P21"><text:s/>* <text:s text:c="26"/>&amp;lt;attribute name="jobId" use="required" type="{urn:ResourceProxy}JobIdType" /&gt;</text:p>
            <text:p text:style-name="P21"><text:s/>* <text:s text:c="26"/>&amp;lt;attribute name="name" type="{http://www.w3.org/2001/XMLSchema}string" /&gt;</text:p>
            <text:p text:style-name="P21"><text:s/>* <text:s text:c="24"/>&amp;lt;/restriction&gt;</text:p>
            <text:p text:style-name="P21"><text:s/>* <text:s text:c="22"/>&amp;lt;/complexContent&gt;</text:p>
            <text:p text:style-name="P21"><text:s/>* <text:s text:c="20"/>&amp;lt;/complexType&gt;</text:p>
            <text:p text:style-name="P21"><text:s/>* <text:s text:c="18"/>&amp;lt;/element&gt;</text:p>
            <text:p text:style-name="P21"><text:s/>* <text:s text:c="16"/>&amp;lt;/sequence&gt;</text:p>
            <text:p text:style-name="P21"><text:s/>* <text:s text:c="14"/>&amp;lt;/restriction&gt;</text:p>
            <text:p text:style-name="P21"><text:s/>* <text:s text:c="12"/>&amp;lt;/complexContent&gt;</text:p>
            <text:p text:style-name="P21"><text:s/>* <text:s text:c="10"/>&amp;lt;/complexType&gt;</text:p>
            <text:p text:style-name="P21"><text:s/>* <text:s text:c="8"/>&amp;lt;/element&gt;</text:p>
            <text:p text:style-name="P21"><text:s/>* <text:s text:c="6"/>&amp;lt;/sequence&gt;</text:p>
            <text:p text:style-name="P21"><text:s/>* <text:s text:c="4"/>&amp;lt;/restriction&gt;</text:p>
            <text:p text:style-name="P21"><text:s/>* <text:s text:c="2"/>&amp;lt;/complexContent&gt;</text:p>
            <text:p text:style-name="P21"><text:s/>* &amp;lt;/complexType&gt;</text:p>
            <text:p text:style-name="P21"><text:s/>* &lt;/pre&gt;</text:p>
            <text:p text:style-name="P21"><text:s/>* </text:p>
            <text:p text:style-name="P21"><text:s/>* </text:p>
            <text:p text:style-name="P21"><text:s/>*/</text:p>
            <text:p text:style-name="P21">@XmlAccessorType(XmlAccessType.FIELD)</text:p>
            <text:p text:style-name="P21">@XmlType(name = "", propOrder = {</text:p>
            <text:p text:style-name="P21"><text:s text:c="4"/>"data"</text:p>
            <text:p text:style-name="P21">})</text:p>
            <text:p text:style-name="P21"><text:soft-page-break/>@XmlRootElement(name = "listJobsResponse")</text:p>
            <text:p text:style-name="P21">public class ListJobsResponse {</text:p>
            <text:p text:style-name="P21"/>
            <text:p text:style-name="P21"><text:s text:c="4"/>protected ListJobsResponse.Data data;</text:p>
            <text:p text:style-name="P21"/>
            <text:p text:style-name="P21"><text:s text:c="4"/>/**</text:p>
            <text:p text:style-name="P21"><text:s text:c="5"/>* Gets the value of the data property.</text:p>
            <text:p text:style-name="P21"><text:s text:c="5"/>* </text:p>
            <text:p text:style-name="P21"><text:s text:c="5"/>* @return</text:p>
            <text:p text:style-name="P21"><text:s text:c="5"/>* <text:s text:c="4"/>possible object is</text:p>
            <text:p text:style-name="P21"><text:s text:c="5"/>* <text:s text:c="4"/>{@link ListJobsResponse.Data }</text:p>
            <text:p text:style-name="P21"><text:s text:c="5"/>* <text:s text:c="4"/></text:p>
            <text:p text:style-name="P21"><text:s text:c="5"/>*/</text:p>
            <text:p text:style-name="P21"><text:s text:c="4"/>public ListJobsResponse.Data getData() {</text:p>
            <text:p text:style-name="P21"><text:s text:c="8"/>return data;</text:p>
            <text:p text:style-name="P21"><text:s text:c="4"/>}</text:p>
            <text:p text:style-name="P21"/>
            <text:p text:style-name="P21"><text:s text:c="4"/>/**</text:p>
            <text:p text:style-name="P21"><text:s text:c="5"/>* Sets the value of the data property.</text:p>
            <text:p text:style-name="P21"><text:s text:c="5"/>* </text:p>
            <text:p text:style-name="P21"><text:s text:c="5"/>* @param value</text:p>
            <text:p text:style-name="P21"><text:s text:c="5"/>* <text:s text:c="4"/>allowed object is</text:p>
            <text:p text:style-name="P21"><text:s text:c="5"/>* <text:s text:c="4"/>{@link ListJobsResponse.Data }</text:p>
            <text:p text:style-name="P21"><text:s text:c="5"/>* <text:s text:c="4"/></text:p>
            <text:p text:style-name="P21"><text:s text:c="5"/>*/</text:p>
            <text:p text:style-name="P21"><text:s text:c="4"/>public void setData(ListJobsResponse.Data value) {</text:p>
            <text:p text:style-name="P21"><text:s text:c="8"/>this.data = value;</text:p>
            <text:p text:style-name="P21"><text:s text:c="4"/>}</text:p>
            <text:p text:style-name="P21"/>
            <text:p text:style-name="P21"/>
            <text:p text:style-name="P21"><text:s text:c="4"/>/**</text:p>
            <text:p text:style-name="P21"><text:s text:c="5"/>* &lt;p&gt;Java class for anonymous complex type.</text:p>
            <text:p text:style-name="P21"><text:s text:c="5"/>* </text:p>
            <text:p text:style-name="P21"><text:s text:c="5"/>* &lt;p&gt;The following schema fragment specifies the expected content contained within this class.</text:p>
            <text:p text:style-name="P21"><text:s text:c="5"/>* </text:p>
            <text:p text:style-name="P21"><text:s text:c="5"/>* &lt;pre&gt;</text:p>
            <text:p text:style-name="P21"><text:s text:c="5"/>* &amp;lt;complexType&gt;</text:p>
            <text:p text:style-name="P21"><text:s text:c="5"/>* <text:s text:c="2"/>&amp;lt;complexContent&gt;</text:p>
            <text:p text:style-name="P21"><text:s text:c="5"/>* <text:s text:c="4"/>&amp;lt;restriction base="{http://www.w3.org/2001/XMLSchema}anyType"&gt;</text:p>
            <text:p text:style-name="P21"><text:s text:c="5"/>* <text:s text:c="6"/>&amp;lt;sequence&gt;</text:p>
            <text:p text:style-name="P21"><text:s text:c="5"/>* <text:s text:c="8"/>&amp;lt;element name="job" maxOccurs="unbounded" minOccurs="0"&gt;</text:p>
            <text:p text:style-name="P21"><text:s text:c="5"/>* <text:s text:c="10"/>&amp;lt;complexType&gt;</text:p>
            <text:p text:style-name="P21"><text:s text:c="5"/>* <text:s text:c="12"/>&amp;lt;complexContent&gt;</text:p>
            <text:p text:style-name="P21"><text:s text:c="5"/>* <text:s text:c="14"/>&amp;lt;restriction base="{http://www.w3.org/2001/XMLSchema}anyType"&gt;</text:p>
            <text:p text:style-name="P21"><text:s text:c="5"/>* <text:s text:c="16"/>&amp;lt;attribute name="jobId" use="required" type="{urn:ResourceProxy}JobIdType" /&gt;</text:p>
            <text:p text:style-name="P21"><text:s text:c="5"/>* <text:s text:c="16"/>&amp;lt;attribute name="name" type="{http://www.w3.org/2001/XMLSchema}string" /&gt;</text:p>
            <text:p text:style-name="P21"><text:s text:c="5"/>* <text:s text:c="14"/>&amp;lt;/restriction&gt;</text:p>
            <text:p text:style-name="P21"><text:s text:c="5"/>* <text:s text:c="12"/>&amp;lt;/complexContent&gt;</text:p>
            <text:p text:style-name="P21"><text:s text:c="5"/>* <text:s text:c="10"/>&amp;lt;/complexType&gt;</text:p>
            <text:p text:style-name="P21"><text:s text:c="5"/>* <text:s text:c="8"/>&amp;lt;/element&gt;</text:p>
            <text:p text:style-name="P21"><text:s text:c="5"/>* <text:s text:c="6"/>&amp;lt;/sequence&gt;</text:p>
            <text:p text:style-name="P21"><text:s text:c="5"/>* <text:s text:c="4"/>&amp;lt;/restriction&gt;</text:p>
            <text:p text:style-name="P21"><text:s text:c="5"/>* <text:s text:c="2"/>&amp;lt;/complexContent&gt;</text:p>
            <text:p text:style-name="P21"><text:s text:c="5"/>* &amp;lt;/complexType&gt;</text:p>
            <text:p text:style-name="P21"><text:s text:c="5"/>* &lt;/pre&gt;</text:p>
            <text:p text:style-name="P21"><text:s text:c="5"/>* </text:p>
            <text:p text:style-name="P21"><text:soft-page-break/><text:s text:c="5"/>* </text:p>
            <text:p text:style-name="P21"><text:s text:c="5"/>*/</text:p>
            <text:p text:style-name="P21"><text:s text:c="4"/>@XmlAccessorType(XmlAccessType.FIELD)</text:p>
            <text:p text:style-name="P21"><text:s text:c="4"/>@XmlType(name = "", propOrder = {</text:p>
            <text:p text:style-name="P21"><text:s text:c="8"/>"job"</text:p>
            <text:p text:style-name="P21"><text:s text:c="4"/>})</text:p>
            <text:p text:style-name="P21"><text:s text:c="4"/>public static class Data {</text:p>
            <text:p text:style-name="P21"/>
            <text:p text:style-name="P21"><text:s text:c="8"/>protected List&lt;ListJobsResponse.Data.Job&gt; job;</text:p>
            <text:p text:style-name="P21"/>
            <text:p text:style-name="P21"><text:s text:c="8"/>/**</text:p>
            <text:p text:style-name="P21"><text:s text:c="9"/>* Gets the value of the job property.</text:p>
            <text:p text:style-name="P21"><text:s text:c="9"/>* </text:p>
            <text:p text:style-name="P21"><text:s text:c="9"/>* &lt;p&gt;</text:p>
            <text:p text:style-name="P21"><text:s text:c="9"/>* This accessor method returns a reference to the live list,</text:p>
            <text:p text:style-name="P21"><text:s text:c="9"/>* not a snapshot. Therefore any modification you make to the</text:p>
            <text:p text:style-name="P21"><text:s text:c="9"/>* returned list will be present inside the JAXB object.</text:p>
            <text:p text:style-name="P21"><text:s text:c="9"/>* This is why there is not a &lt;CODE&gt;set&lt;/CODE&gt; method for the job property.</text:p>
            <text:p text:style-name="P21"><text:s text:c="9"/>* </text:p>
            <text:p text:style-name="P21"><text:s text:c="9"/>* &lt;p&gt;</text:p>
            <text:p text:style-name="P21"><text:s text:c="9"/>* For example, to add a new item, do as follows:</text:p>
            <text:p text:style-name="P21"><text:s text:c="9"/>* &lt;pre&gt;</text:p>
            <text:p text:style-name="P21"><text:s text:c="9"/>* <text:s text:c="3"/>getJob().add(newItem);</text:p>
            <text:p text:style-name="P21"><text:s text:c="9"/>* &lt;/pre&gt;</text:p>
            <text:p text:style-name="P21"><text:s text:c="9"/>* </text:p>
            <text:p text:style-name="P21"><text:s text:c="9"/>* </text:p>
            <text:p text:style-name="P21"><text:s text:c="9"/>* &lt;p&gt;</text:p>
            <text:p text:style-name="P21"><text:s text:c="9"/>* Objects of the following type(s) are allowed in the list</text:p>
            <text:p text:style-name="P21"><text:s text:c="9"/>* {@link ListJobsResponse.Data.Job }</text:p>
            <text:p text:style-name="P21"><text:s text:c="9"/>* </text:p>
            <text:p text:style-name="P21"><text:s text:c="9"/>* </text:p>
            <text:p text:style-name="P21"><text:s text:c="9"/>*/</text:p>
            <text:p text:style-name="P21"><text:s text:c="8"/>public List&lt;ListJobsResponse.Data.Job&gt; getJob() {</text:p>
            <text:p text:style-name="P21"><text:s text:c="12"/>if (job == null) {</text:p>
            <text:p text:style-name="P21"><text:s text:c="16"/>job = new ArrayList&lt;ListJobsResponse.Data.Job&gt;();</text:p>
            <text:p text:style-name="P21"><text:s text:c="12"/>}</text:p>
            <text:p text:style-name="P21"><text:s text:c="12"/>return this.job;</text:p>
            <text:p text:style-name="P21"><text:s text:c="8"/>}</text:p>
            <text:p text:style-name="P21"/>
            <text:p text:style-name="P21"/>
            <text:p text:style-name="P21"><text:s text:c="8"/>/**</text:p>
            <text:p text:style-name="P21"><text:s text:c="9"/>* &lt;p&gt;Java class for anonymous complex type.</text:p>
            <text:p text:style-name="P21"><text:s text:c="9"/>* </text:p>
            <text:p text:style-name="P21"><text:s text:c="9"/>* &lt;p&gt;The following schema fragment specifies the expected content contained within this class.</text:p>
            <text:p text:style-name="P21"><text:s text:c="9"/>* </text:p>
            <text:p text:style-name="P21"><text:s text:c="9"/>* &lt;pre&gt;</text:p>
            <text:p text:style-name="P21"><text:s text:c="9"/>* &amp;lt;complexType&gt;</text:p>
            <text:p text:style-name="P21"><text:s text:c="9"/>* <text:s text:c="2"/>&amp;lt;complexContent&gt;</text:p>
            <text:p text:style-name="P21"><text:s text:c="9"/>* <text:s text:c="4"/>&amp;lt;restriction base="{http://www.w3.org/2001/XMLSchema}anyType"&gt;</text:p>
            <text:p text:style-name="P21"><text:s text:c="9"/>* <text:s text:c="6"/>&amp;lt;attribute name="jobId" use="required" type="{urn:ResourceProxy}JobIdType" /&gt;</text:p>
            <text:p text:style-name="P21"><text:s text:c="9"/>* <text:s text:c="6"/>&amp;lt;attribute name="name" type="{http://www.w3.org/2001/XMLSchema}string" /&gt;</text:p>
            <text:p text:style-name="P21"><text:s text:c="9"/>* <text:s text:c="4"/>&amp;lt;/restriction&gt;</text:p>
            <text:p text:style-name="P21"><text:s text:c="9"/>* <text:s text:c="2"/>&amp;lt;/complexContent&gt;</text:p>
            <text:p text:style-name="P21"><text:s text:c="9"/>* &amp;lt;/complexType&gt;</text:p>
            <text:p text:style-name="P21"><text:s text:c="9"/>* &lt;/pre&gt;</text:p>
            <text:p text:style-name="P21"><text:s text:c="9"/>* </text:p>
            <text:p text:style-name="P21"><text:soft-page-break/><text:s text:c="9"/>* </text:p>
            <text:p text:style-name="P21"><text:s text:c="9"/>*/</text:p>
            <text:p text:style-name="P21"><text:s text:c="8"/>@XmlAccessorType(XmlAccessType.FIELD)</text:p>
            <text:p text:style-name="P21"><text:s text:c="8"/>@XmlType(name = "")</text:p>
            <text:p text:style-name="P21"><text:s text:c="8"/>public static class Job {</text:p>
            <text:p text:style-name="P21"/>
            <text:p text:style-name="P21"><text:s text:c="12"/>@XmlAttribute(required = true)</text:p>
            <text:p text:style-name="P21"><text:s text:c="12"/>protected String jobId;</text:p>
            <text:p text:style-name="P21"><text:s text:c="12"/>@XmlAttribute</text:p>
            <text:p text:style-name="P21"><text:s text:c="12"/>protected String name;</text:p>
            <text:p text:style-name="P21"/>
            <text:p text:style-name="P21"><text:s text:c="12"/>/**</text:p>
            <text:p text:style-name="P21"><text:s text:c="13"/>* Gets the value of the jobId property.</text:p>
            <text:p text:style-name="P21"><text:s text:c="13"/>* </text:p>
            <text:p text:style-name="P21"><text:s text:c="13"/>* @return</text:p>
            <text:p text:style-name="P21"><text:s text:c="13"/>* <text:s text:c="4"/>possible object is</text:p>
            <text:p text:style-name="P21"><text:s text:c="13"/>* <text:s text:c="4"/>{@link String }</text:p>
            <text:p text:style-name="P21"><text:s text:c="13"/>* <text:s text:c="4"/></text:p>
            <text:p text:style-name="P21"><text:s text:c="13"/>*/</text:p>
            <text:p text:style-name="P21"><text:s text:c="12"/>public String getJobId() {</text:p>
            <text:p text:style-name="P21"><text:s text:c="16"/>return jobId;</text:p>
            <text:p text:style-name="P21"><text:s text:c="12"/>}</text:p>
            <text:p text:style-name="P21"/>
            <text:p text:style-name="P21"><text:s text:c="12"/>/**</text:p>
            <text:p text:style-name="P21"><text:s text:c="13"/>* Sets the value of the jobId property.</text:p>
            <text:p text:style-name="P21"><text:s text:c="13"/>* </text:p>
            <text:p text:style-name="P21"><text:s text:c="13"/>* @param value</text:p>
            <text:p text:style-name="P21"><text:s text:c="13"/>* <text:s text:c="4"/>allowed object is</text:p>
            <text:p text:style-name="P21"><text:s text:c="13"/>* <text:s text:c="4"/>{@link String }</text:p>
            <text:p text:style-name="P21"><text:s text:c="13"/>* <text:s text:c="4"/></text:p>
            <text:p text:style-name="P21"><text:s text:c="13"/>*/</text:p>
            <text:p text:style-name="P21"><text:s text:c="12"/>public void setJobId(String value) {</text:p>
            <text:p text:style-name="P21"><text:s text:c="16"/>this.jobId = value;</text:p>
            <text:p text:style-name="P21"><text:s text:c="12"/>}</text:p>
            <text:p text:style-name="P21"/>
            <text:p text:style-name="P21"><text:s text:c="12"/>/**</text:p>
            <text:p text:style-name="P21"><text:s text:c="13"/>* Gets the value of the name property.</text:p>
            <text:p text:style-name="P21"><text:s text:c="13"/>* </text:p>
            <text:p text:style-name="P21"><text:s text:c="13"/>* @return</text:p>
            <text:p text:style-name="P21"><text:s text:c="13"/>* <text:s text:c="4"/>possible object is</text:p>
            <text:p text:style-name="P21"><text:s text:c="13"/>* <text:s text:c="4"/>{@link String }</text:p>
            <text:p text:style-name="P21"><text:s text:c="13"/>* <text:s text:c="4"/></text:p>
            <text:p text:style-name="P21"><text:s text:c="13"/>*/</text:p>
            <text:p text:style-name="P21"><text:s text:c="12"/>public String getName() {</text:p>
            <text:p text:style-name="P21"><text:s text:c="16"/>return name;</text:p>
            <text:p text:style-name="P21"><text:s text:c="12"/>}</text:p>
            <text:p text:style-name="P21"/>
            <text:p text:style-name="P21"><text:s text:c="12"/>/**</text:p>
            <text:p text:style-name="P21"><text:s text:c="13"/>* Sets the value of the name property.</text:p>
            <text:p text:style-name="P21"><text:s text:c="13"/>* </text:p>
            <text:p text:style-name="P21"><text:s text:c="13"/>* @param value</text:p>
            <text:p text:style-name="P21"><text:s text:c="13"/>* <text:s text:c="4"/>allowed object is</text:p>
            <text:p text:style-name="P21"><text:s text:c="13"/>* <text:s text:c="4"/>{@link String }</text:p>
            <text:p text:style-name="P21"><text:s text:c="13"/>* <text:s text:c="4"/></text:p>
            <text:p text:style-name="P21"><text:s text:c="13"/>*/</text:p>
            <text:p text:style-name="P21"><text:s text:c="12"/>public void setName(String value) {</text:p>
            <text:p text:style-name="P21"><text:soft-page-break/><text:s text:c="16"/>this.name = value;</text:p>
            <text:p text:style-name="P21"><text:s text:c="12"/>}</text:p>
            <text:p text:style-name="P21"><text:s text:c="8"/>}</text:p>
            <text:p text:style-name="P21"><text:s text:c="4"/>}</text:p>
            <text:p text:style-name="P21">}</text:p>
          </table:table-cell>
        </table:table-row>
      </table:table>
      <text:p text:style-name="P53">Figure 2: classe Java ListJobsResponse</text:p>
      <text:p text:style-name="P54"/>
      <text:p text:style-name="P52">D'après les annotations sur la classe LlistJobsResponse, la structure XML correspond bien au schéma XML indiqué dans le fichier WSDL. En effet l'<text:span text:style-name="T30">é</text:span>lement XML 'listJobsResponse' contient bien un element 'data'.</text:p>
      <text:p text:style-name="P52"/>
      <text:p text:style-name="P52">Lorsque le service est déployé sur un serveur Jboss (en tant que composant EJB3), le serveur Jboss génère automatiquement le WSDL qui sera publié sur le serveur web.</text:p>
      <text:p text:style-name="P43"/>
      <text:p text:style-name="P44">La spécification JAX-WS v2.0 décrit dans le §3.6.2.2 que le XML Schema du type de données en sortie doit correspondre à la classe du paramètre de retour de la fonction java en suivant la norme JAXB: « If present, the type of the output parameter or return value is mapped to a named XML Schema type using </text:p>
      <text:p text:style-name="P44">the mapping defined by JAXB. If an output parameter is used then the class of the value of the holder class </text:p>
      <text:p text:style-name="P44">is used.  » (paragraphe correspondant au style de document XML: <text:s/>Document/Bare)</text:p>
      <text:p text:style-name="P44"/>
      <text:p text:style-name="P59"><text:span text:style-name="T9">Or dans le cas des versions 4.2 et 5.1 de Jboss, le WSDL généré par le serveur WS </text:span><text:span text:style-name="T14">ne correspond pas</text:span><text:span text:style-name="T9"> à la classe Java initiale </text:span><text:span text:style-name="T10">en suivant la spécification JAXB. Le WSDL généré ajoute un </text:span><text:span text:style-name="T13">é</text:span><text:span text:style-name="T10">l</text:span><text:span text:style-name="T13">é</text:span><text:span text:style-name="T10">ment intermédiaire « return » </text:span><text:span text:style-name="T11">(en gras </text:span><text:span text:style-name="T13">sur la Figure 3</text:span><text:span text:style-name="T11">)</text:span><text:span text:style-name="T10">.</text:span></text:p>
      <text:p text:style-name="P45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2"><text:s text:c="3"/>&lt;xs:complexType name='listJobsResponse'&gt; </text:p>
            <text:p text:style-name="P22"><text:s text:c="4"/>&lt;xs:sequence&gt; </text:p>
            <text:p text:style-name="P17"><text:span text:style-name="T28"><text:s text:c="5"/></text:span><text:span text:style-name="T26">&lt;xs:element minOccurs='0' name='return'&gt; </text:span></text:p>
            <text:p text:style-name="P22"><text:s text:c="6"/>&lt;xs:complexType&gt; </text:p>
            <text:p text:style-name="P22"><text:s text:c="7"/>&lt;xs:sequence&gt; </text:p>
            <text:p text:style-name="P22"><text:s text:c="8"/>&lt;xs:element minOccurs='0' name='data'&gt; </text:p>
            <text:p text:style-name="P22"><text:s text:c="9"/>&lt;xs:complexType&gt; </text:p>
            <text:p text:style-name="P22"><text:s text:c="10"/>&lt;xs:sequence&gt; </text:p>
            <text:p text:style-name="P22"><text:s text:c="11"/>&lt;xs:element maxOccurs='unbounded' minOccurs='0' name='job' nillable='true'&gt; </text:p>
            <text:p text:style-name="P22"><text:s text:c="12"/>&lt;xs:complexType&gt; </text:p>
            <text:p text:style-name="P22"><text:s text:c="13"/>&lt;xs:sequence/&gt; </text:p>
            <text:p text:style-name="P22"><text:s text:c="13"/>&lt;xs:attribute name='jobId' type='xs:string' use='required'/&gt; </text:p>
            <text:p text:style-name="P22"><text:s text:c="13"/>&lt;xs:attribute name='name' type='xs:string'/&gt; </text:p>
            <text:p text:style-name="P22"><text:s text:c="12"/>&lt;/xs:complexType&gt; </text:p>
            <text:p text:style-name="P22"><text:s text:c="11"/>&lt;/xs:element&gt; </text:p>
            <text:p text:style-name="P22"><text:s text:c="10"/>&lt;/xs:sequence&gt; </text:p>
            <text:p text:style-name="P22"><text:s text:c="9"/>&lt;/xs:complexType&gt; </text:p>
            <text:p text:style-name="P22"><text:s text:c="8"/>&lt;/xs:element&gt; </text:p>
            <text:p text:style-name="P22"><text:s text:c="7"/>&lt;/xs:sequence&gt; </text:p>
            <text:p text:style-name="P22"><text:s text:c="6"/>&lt;/xs:complexType&gt; </text:p>
            <text:p text:style-name="P17"><text:span text:style-name="T28"><text:s text:c="5"/></text:span><text:span text:style-name="T26">&lt;/xs:element&gt; </text:span></text:p>
            <text:p text:style-name="P22"><text:s text:c="4"/>&lt;/xs:sequence&gt; </text:p>
            <text:p text:style-name="P22"><text:s text:c="3"/>&lt;/xs:complexType&gt;</text:p>
          </table:table-cell>
        </table:table-row>
      </table:table>
      <text:p text:style-name="P46">Figure 3: extrait du WSDL généré par JBoss v4.2 et v5.1</text:p>
      <text:p text:style-name="P45"/>
      <text:p text:style-name="P47">Par contre, la version 6.0 de JBoss produit un WSDL correspondant à la classe Java initiale:</text:p>
      <text:p text:style-name="P47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2">&lt;xs:element name="listJobsResponse"&gt; </text:p>
            <text:p text:style-name="P22">&lt;xs:complexType&gt; </text:p>
            <text:p text:style-name="P22">&lt;xs:sequence&gt; </text:p>
            <text:p text:style-name="P22">&lt;xs:element minOccurs="0" name="data"&gt; </text:p>
            <text:p text:style-name="P22">&lt;xs:complexType&gt; </text:p>
            <text:p text:style-name="P22"><text:soft-page-break/>&lt;xs:sequence&gt; </text:p>
            <text:p text:style-name="P22">&lt;xs:element maxOccurs="unbounded" minOccurs="0" name="job" nillable="true"&gt; </text:p>
            <text:p text:style-name="P22">&lt;xs:complexType&gt; </text:p>
            <text:p text:style-name="P22">&lt;xs:sequence /&gt; </text:p>
            <text:p text:style-name="P22">&lt;xs:attribute name="jobId" type="xs:string" use="required" /&gt; </text:p>
            <text:p text:style-name="P22">&lt;xs:attribute name="name" type="xs:string" /&gt; </text:p>
            <text:p text:style-name="P22">&lt;/xs:complexType&gt; </text:p>
            <text:p text:style-name="P22">&lt;/xs:element&gt; </text:p>
            <text:p text:style-name="P22">&lt;/xs:sequence&gt; </text:p>
            <text:p text:style-name="P22">&lt;/xs:complexType&gt; </text:p>
            <text:p text:style-name="P22">&lt;/xs:element&gt; </text:p>
            <text:p text:style-name="P22">&lt;/xs:sequence&gt; </text:p>
            <text:p text:style-name="P22">&lt;/xs:complexType&gt; </text:p>
            <text:p text:style-name="P22">&lt;/xs:element&gt;</text:p>
          </table:table-cell>
        </table:table-row>
      </table:table>
      <text:p text:style-name="P55">Figure 4: extrait du WSDL généré par JBoss v6.0</text:p>
      <text:p text:style-name="P48"/>
      <text:p text:style-name="P47">Conformément au WSDL publié par le serveur JBoss, la réponse SOAP du serveur à une requête contient bien l'élément XML supplémentaire « return » dans le cas des versions 4.2 et 5.1, ce qui rend le client incompatible avec le serveur WS.</text:p>
      <text:p text:style-name="P44"/>
      <text:h text:style-name="P69" text:outline-level="1">Investigations déjà menées</text:h>
      <text:p text:style-name="P49">La base de données JBoss contient le problème suivant: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9">JBPAPP-3245</text:p>
          </table:table-cell>
          <table:table-cell table:style-name="Tableau13.B1" office:value-type="string">
            <text:p text:style-name="P60"><text:span text:style-name="T12"><text:s/></text:span><text:bookmark text:name="issue_header_summary1"/><text:a xlink:type="simple" xlink:href="https://jira.jboss.org/browse/JBPAPP-3245"><text:span text:style-name="T12">JBossWS - Validation for Document/Literal Bare Endpoints</text:span></text:a></text:p>
          </table:table-cell>
        </table:table-row>
        <table:table-row>
          <table:table-cell table:style-name="Tableau13.A2" office:value-type="string">
            <text:p text:style-name="P23">Status</text:p>
          </table:table-cell>
          <table:table-cell table:style-name="Tableau13.B2" office:value-type="string">
            <text:p text:style-name="P23">Open</text:p>
          </table:table-cell>
        </table:table-row>
        <table:table-row>
          <table:table-cell table:style-name="Tableau13.A2" office:value-type="string">
            <text:p text:style-name="P23">Priority</text:p>
          </table:table-cell>
          <table:table-cell table:style-name="Tableau13.B2" office:value-type="string">
            <text:p text:style-name="P23">Major</text:p>
          </table:table-cell>
        </table:table-row>
        <table:table-row>
          <table:table-cell table:style-name="Tableau13.A2" office:value-type="string">
            <text:p text:style-name="P23">Resolution</text:p>
          </table:table-cell>
          <table:table-cell table:style-name="Tableau13.B2" office:value-type="string">
            <text:p text:style-name="P23">Unresolved</text:p>
          </table:table-cell>
        </table:table-row>
        <table:table-row>
          <table:table-cell table:style-name="Tableau13.A2" office:value-type="string">
            <text:p text:style-name="P23">Description</text:p>
          </table:table-cell>
          <table:table-cell table:style-name="Tableau13.B2" office:value-type="string">
            <text:p text:style-name="P18">Section 3.6.2.2 of the JAX-WS specification describes the requirements for Document/Literal Bare deployments. <text:line-break/><text:line-break/>JBossWS Native does not verify the requirement has been met and generates a WSDL inconsistent with the endpoint itself causing subsequent failures when the endpoint is called. <text:line-break/><text:line-break/>The methods should be verified at deploy time</text:p>
          </table:table-cell>
        </table:table-row>
      </table:table>
      <text:p text:style-name="P49"/>
      <text:h text:style-name="P70" text:outline-level="1"><text:s/><text:span text:style-name="T22">Actions en cours</text:span></text:h>
      <text:p text:style-name="P39">01/12/2010: Création de la fiche problème et communication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Monaco" svg:font-family="Monac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99cm" fo:margin-bottom="0.6cm" fo:text-align="start" style:justify-single-word="false" style:page-number="auto" fo:background-color="transparent" fo:keep-with-next="always">
        <style:tab-stops/>
        <style:background-image/>
      </style:paragraph-properties>
      <style:text-properties style:font-name="Eurostile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5.45cm" style:rel-column-width="20857*"/>
    </style:style>
    <style:style style:name="Tableau7.B" style:family="table-column">
      <style:table-column-properties style:column-width="11.675cm" style:rel-column-width="44678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3326ef" officeooo:paragraph-rsid="003326ef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fo:language="zxx" fo:country="none" officeooo:rsid="003326ef" officeooo:paragraph-rsid="003326ef"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fo:language="zxx" fo:country="none" style:language-asian="zxx" style:country-asian="none"/>
    </style:style>
    <style:style style:name="M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3fbcac"/>
    </style:style>
    <style:style style:name="MT2" style:family="text">
      <style:text-properties fo:color="#808080" style:font-name="Eurostar" fo:font-size="9pt" style:font-size-asian="9pt"/>
    </style:style>
    <style:style style:name="MT3" style:family="text">
      <style:text-properties fo:color="#808080" style:font-name="Arial" fo:font-size="12pt" style:font-size-asian="12pt" style:font-name-complex="Arial"/>
    </style:style>
    <style:style style:name="MT4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20101201-<text:span text:style-name="MT1">PB-</text:span>VISHNU-JBOSS-VERSION</text:p>
            </table:table-cell>
            <table:table-cell table:style-name="Tableau7.B1" office:value-type="string">
              <text:p text:style-name="MP2">Suivi de problème</text:p>
            </table:table-cell>
          </table:table-row>
        </table:table>
        <text:p text:style-name="MP3"><draw:frame draw:style-name="Mfr1" draw:name="images1" text:anchor-type="char" svg:x="-1.882cm" svg:y="-1.27cm" svg:width="21.05cm" svg:height="8.008cm" draw:z-index="8"><draw:image xlink:href="Pictures/10000000000009B0000003AF6679DFC9.png" xlink:type="simple" xlink:show="embed" xlink:actuate="onLoad"/></draw:frame></text:p>
      </style:header>
      <style:footer>
        <text:p text:style-name="MP4"><text:span text:style-name="Page_20_Number"><text:span text:style-name="MT2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46 allée d’Italie</text:p>
              <text:p text:style-name="MP6">69364 Lyon Cedex 07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Page_20_Number"><text:span text:style-name="MT3"><text:page-number text:select-page="current">6</text:page-number></text:span></text:span><text:span text:style-name="Page_20_Number"><text:span text:style-name="MT4">|</text:span></text:span><text:span text:style-name="Page_20_Number"><text:span text:style-name="MT4"><text:page-count>9</text:page-count></text:span></text:span></text:p>
            </table:table-cell>
          </table:table-row>
        </table:table>
        <text:p text:style-name="MP4"><text:span text:style-name="Page_20_Number"><text:span text:style-name="MT2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1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6">46 allée d’Italie</text:p>
              <text:p text:style-name="MP6">69364 Lyon Cedex 07</text:p>
            </table:table-cell>
            <table:table-cell table:style-name="Tableau3.A1" office:value-type="string">
              <text:p text:style-name="MP13">Siège Social</text:p>
              <text:p text:style-name="MP14">13 cité Jean-Baptiste Clément</text:p>
              <text:p text:style-name="MP14">69700 Givors</text:p>
            </table:table-cell>
            <table:table-cell table:style-name="Tableau3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Page_20_Number"><text:span text:style-name="MT3"><text:page-number text:select-page="current">6</text:page-number></text:span></text:span><text:span text:style-name="Page_20_Number"><text:span text:style-name="MT4">|</text:span></text:span><text:span text:style-name="Page_20_Number"><text:span text:style-name="MT4"><text:page-count>9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athias Blanchoud</meta:initial-creator>
    <meta:creation-date>2010-04-28T21:52:00</meta:creation-date>
    <dc:creator>Benjamin Isnard</dc:creator>
    <dc:date>2010-12-06T16:22:10</dc:date>
    <meta:print-date>2010-04-26T11:16:00</meta:print-date>
    <meta:editing-cycles>50</meta:editing-cycles>
    <meta:editing-duration>PT05H03M35S</meta:editing-duration>
    <meta:generator>OpenOffice.org/3.2$Linux OpenOffice.org_project/320m19$Build-9505</meta:generator>
    <meta:document-statistic meta:table-count="13" meta:image-count="2" meta:object-count="0" meta:page-count="9" meta:paragraph-count="444" meta:word-count="1584" meta:character-count="15984"/>
    <meta:user-defined meta:name="Info 1"/>
    <meta:user-defined meta:name="Info 2"/>
    <meta:user-defined meta:name="Info 3"/>
    <meta:user-defined meta:name="Info 4"/>
  </office:meta>
</office:document-meta>
</file>